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EE615006E79BB9BA.jpg" manifest:media-type="image/jpeg"/>
  <manifest:file-entry manifest:full-path="Pictures/1000000000000422000002537860D24FB8DF3AA7.jpg" manifest:media-type="image/jpeg"/>
  <manifest:file-entry manifest:full-path="Pictures/1000000000000600000003606B332E6CEF1541E5.bmp" manifest:media-type="image/bmp"/>
  <manifest:file-entry manifest:full-path="Pictures/100000000000078000000438FE9D156BBE147DD0.jpg" manifest:media-type="image/jpeg"/>
  <manifest:file-entry manifest:full-path="Pictures/100000000000042200000253ABE901A99FBF3A12.jpg" manifest:media-type="image/jpeg"/>
  <manifest:file-entry manifest:full-path="Pictures/1000000000000422000002534B51F2AD4EA5703D.jpg" manifest:media-type="image/jpeg"/>
  <manifest:file-entry manifest:full-path="Pictures/100000000000042200000253FB0DCE19B64B98C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b7ed2" style:font-name="Comic Sans MS" fo:font-size="48pt" fo:text-shadow="1pt 1pt" style:font-size-asian="48pt" style:font-size-complex="48pt"/>
    </style:style>
    <style:style style:name="T1" style:family="text">
      <style:text-properties fo:color="#2b7ed2" style:font-name="Comic Sans MS" fo:font-size="48pt" fo:text-shadow="1pt 1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18cm">
          <draw:image xlink:href="Pictures/1000000000000422000002534B51F2AD4EA570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18cm">
          <draw:image xlink:href="Pictures/100000000000042200000253FB0DCE19B64B98C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18cm">
          <draw:image xlink:href="Pictures/100000000000042200000253ABE901A99FBF3A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18cm">
          <draw:image xlink:href="Pictures/1000000000000422000002537860D24FB8DF3AA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18cm">
          <draw:image xlink:href="Pictures/100000000000042200000253EE615006E79BB9B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11.43cm" svg:height="4.975cm" svg:x="15.748cm" svg:y="1.27cm">
          <draw:text-box>
            <text:p text:style-name="P3"><text:span text:style-name="T1">CHILDREN’S</text:span></text:p>
            <text:p text:style-name="P3"><text:span text:style-name="T1">MESS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78000000438FE9D156BBE147DD0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52cm" draw:shadow-offset-y="0.15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3:12:36.081000000</meta:creation-date>
    <dc:title>bluwht blank</dc:title>
    <meta:editing-duration>PT23M15S</meta:editing-duration>
    <meta:editing-cycles>18</meta:editing-cycles>
    <meta:generator>LibreOffice/6.0.6.2$Windows_X86_64 LibreOffice_project/0c292870b25a325b5ed35f6b45599d2ea4458e77</meta:generator>
    <dc:date>2018-09-26T22:00:37.236000000</dc:date>
    <meta:document-statistic meta:object-count="50"/>
  </office:meta>
</office:document-meta>
</file>